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text-underline-style="none" officeooo:rsid="0003d7e8" officeooo:paragraph-rsid="0003d7e8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officeooo:rsid="0003e819" officeooo:paragraph-rsid="0003e819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officeooo:rsid="000430fb" officeooo:paragraph-rsid="000430fb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officeooo:paragraph-rsid="001231f8"/>
    </style:style>
    <style:style style:name="P5" style:family="paragraph" style:parent-style-name="Text_20_body">
      <style:paragraph-properties fo:text-align="start" style:justify-single-word="false"/>
      <style:text-properties officeooo:paragraph-rsid="00178f40"/>
    </style:style>
    <style:style style:name="P6" style:family="paragraph" style:parent-style-name="Text_20_body">
      <style:paragraph-properties fo:text-align="start" style:justify-single-word="false"/>
      <style:text-properties officeooo:paragraph-rsid="0028c776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0430fb"/>
    </style:style>
    <style:style style:name="P8" style:family="paragraph" style:parent-style-name="Text_20_body">
      <style:paragraph-properties fo:line-height="100%" fo:text-align="start" style:justify-single-word="false"/>
      <style:text-properties officeooo:paragraph-rsid="000f3a0e"/>
    </style:style>
    <style:style style:name="P9" style:family="paragraph" style:parent-style-name="Text_20_body">
      <style:paragraph-properties fo:line-height="100%" fo:text-align="start" style:justify-single-word="false"/>
      <style:text-properties officeooo:paragraph-rsid="0010dffc"/>
    </style:style>
    <style:style style:name="P10" style:family="paragraph" style:parent-style-name="Text_20_body">
      <style:paragraph-properties fo:line-height="100%" fo:text-align="start" style:justify-single-word="false"/>
      <style:text-properties officeooo:paragraph-rsid="001231f8"/>
    </style:style>
    <style:style style:name="P11" style:family="paragraph" style:parent-style-name="Heading_20_1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2" style:family="paragraph" style:parent-style-name="Heading_20_1">
      <style:paragraph-properties fo:text-align="start" style:justify-single-word="false"/>
      <style:text-properties officeooo:paragraph-rsid="001231f8"/>
    </style:style>
    <style:style style:name="P13" style:family="paragraph" style:parent-style-name="Preformatted_20_Text">
      <style:paragraph-properties fo:text-align="start" style:justify-single-word="false"/>
      <style:text-properties officeooo:paragraph-rsid="000430fb"/>
    </style:style>
    <style:style style:name="P14" style:family="paragraph" style:parent-style-name="Preformatted_20_Text">
      <style:paragraph-properties fo:text-align="start" style:justify-single-word="false"/>
      <style:text-properties fo:color="#7e0021" fo:font-size="12pt" style:text-underline-style="none" officeooo:rsid="0003e819" officeooo:paragraph-rsid="0003e819" style:font-size-asian="10.5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color="#7e0021" officeooo:paragraph-rsid="000430fb"/>
    </style:style>
    <style:style style:name="P16" style:family="paragraph" style:parent-style-name="Preformatted_20_Text">
      <style:paragraph-properties fo:line-height="100%" fo:text-align="start" style:justify-single-word="false"/>
      <style:text-properties officeooo:paragraph-rsid="000430fb"/>
    </style:style>
    <style:style style:name="P17" style:family="paragraph" style:parent-style-name="Preformatted_20_Text">
      <style:paragraph-properties fo:line-height="100%" fo:text-align="start" style:justify-single-word="false"/>
      <style:text-properties officeooo:paragraph-rsid="000bca27"/>
    </style:style>
    <style:style style:name="P18" style:family="paragraph" style:parent-style-name="Preformatted_20_Text">
      <style:text-properties officeooo:paragraph-rsid="00326052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3e819"/>
    </style:style>
    <style:style style:name="T2" style:family="text">
      <style:text-properties fo:font-size="12pt" style:text-underline-style="none" officeooo:rsid="0003e819" style:font-size-asian="10.5pt" style:font-size-complex="12pt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89f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89fa" style:font-style-asian="normal" style:font-style-complex="normal"/>
    </style:style>
    <style:style style:name="T9" style:family="text">
      <style:text-properties fo:font-style="normal" officeooo:rsid="0023e64c" style:font-style-asian="normal" style:font-style-complex="normal"/>
    </style:style>
    <style:style style:name="T10" style:family="text">
      <style:text-properties officeooo:rsid="001989fa"/>
    </style:style>
    <style:style style:name="T11" style:family="text">
      <style:text-properties officeooo:rsid="0026f8a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Build U-Boot and Linux Kernel from Source Code</text:h>
      <text:p text:style-name="P1"/>
      <text:p text:style-name="P1">The source code of U-Boot boot loader and Linux kernel can be fetch from the Git server<text:span text:style-name="T1">(Toradex Repository)</text:span>:</text:p>
      <text:p text:style-name="P14">git clone -b &lt;git-branch&gt; git://git.toradex.com/u-boot-toradex.git</text:p>
      <text:p text:style-name="P14">git clone -b &lt;git-branch&gt; git://git.toradex.com/linux-toradex.git</text:p>
      <text:p text:style-name="P2"/>
      <text:p text:style-name="P3">Ex.</text:p>
      <text:p text:style-name="P15"><text:span text:style-name="T2">git clone -b </text:span>2015.04-toradex <text:span text:style-name="T2">git://git.toradex.com/u-boot-toradex.git</text:span></text:p>
      <text:p text:style-name="P15"><text:span text:style-name="T2">git clone -b </text:span>toradex_vf_4.1 <text:s/><text:span text:style-name="T2">git://git.toradex.com/linux-toradex.git</text:span></text:p>
      <text:p text:style-name="P13"/>
      <text:p text:style-name="P13"/>
      <text:p text:style-name="P16"/>
      <text:p text:style-name="P16"><text:span text:style-name="Strong_20_Emphasis">Vybrid U-Boot Versions</text:span></text:p>
      <text:p text:style-name="P17"><text:span text:style-name="Strong_20_Emphasis"><text:span text:style-name="T2"><text:tab/></text:span></text:span>Image Version<text:span text:style-name="Strong_20_Emphasis"><text:span text:style-name="T2"> <text:tab/> <text:tab/>: </text:span></text:span>V2.4 / V2.5<text:span text:style-name="Strong_20_Emphasis"><text:span text:style-name="T2"><text:tab/><text:tab/></text:span></text:span></text:p>
      <text:p text:style-name="P16"><text:span text:style-name="Strong_20_Emphasis"><text:span text:style-name="T2"><text:tab/></text:span></text:span>U-Boot Git Branch<text:span text:style-name="Strong_20_Emphasis"><text:span text:style-name="T2"> <text:tab/>: </text:span></text:span>2015.04-toradex</text:p>
      <text:p text:style-name="P16"><text:span text:style-name="Strong_20_Emphasis"><text:span text:style-name="T2"><text:tab/></text:span></text:span>U-Boot Configuration<text:span text:style-name="Strong_20_Emphasis"><text:span text:style-name="T2"> <text:tab/>: </text:span></text:span>colibri_vf_defconfig</text:p>
      <text:p text:style-name="P16"><text:span text:style-name="Strong_20_Emphasis"><text:span text:style-name="T2"><text:tab/></text:span></text:span>U-Boot Binary<text:span text:style-name="Strong_20_Emphasis"><text:span text:style-name="T2"> <text:tab/><text:tab/>: </text:span></text:span>u-boot-nand.imx</text:p>
      <text:p text:style-name="P16"/>
      <text:p text:style-name="P7"><text:span text:style-name="Strong_20_Emphasis"><text:span text:style-name="T3">Vybrid Linux Kernel Versions</text:span></text:span></text:p>
      <text:p text:style-name="P7"><text:span text:style-name="Strong_20_Emphasis"><text:span text:style-name="T3"><text:tab/></text:span></text:span><text:span text:style-name="T3">Image Version</text:span><text:span text:style-name="Strong_20_Emphasis"><text:span text:style-name="T3"><text:tab/><text:tab/>: </text:span></text:span><text:span text:style-name="T3">V2.5</text:span></text:p>
      <text:p text:style-name="P8"><text:span text:style-name="Strong_20_Emphasis"><text:span text:style-name="T3"><text:tab/></text:span></text:span><text:span text:style-name="T3">Kernel git branch</text:span><text:span text:style-name="Strong_20_Emphasis"><text:span text:style-name="T3"><text:tab/><text:tab/>: </text:span></text:span><text:span text:style-name="T3">toradex_vf_4.1</text:span></text:p>
      <text:p text:style-name="P8"><text:span text:style-name="Strong_20_Emphasis"><text:span text:style-name="T3"><text:tab/></text:span></text:span><text:span text:style-name="T3">Kernel Configuration<text:tab/>: colibri_vf_defconfig</text:span></text:p>
      <text:p text:style-name="P9"><text:span text:style-name="Strong_20_Emphasis"><text:span text:style-name="T3"><text:tab/></text:span></text:span><text:span text:style-name="T3">Device Tree<text:tab/><text:tab/><text:tab/>: vf500-colibri-eval-v3.dtb</text:span></text:p>
      <text:p text:style-name="P10"><text:span text:style-name="Strong_20_Emphasis"><text:span text:style-name="T3"><text:tab/></text:span></text:span><text:span text:style-name="T3">Kernel Binary<text:tab/><text:tab/>: arch/arm/boot/zImage</text:span><text:span text:style-name="Strong_20_Emphasis"><text:tab/></text:span></text:p>
      <text:p text:style-name="P10"/>
      <text:h text:style-name="P12" text:outline-level="1"><text:bookmark text:name="UBoot"/><text:a xlink:type="simple" xlink:href="http://developer.toradex.com/knowledge-base/build-u-boot-and-linux-kernel-from-source-code#UBoot" office:name="UBoot">U-Boot</text:a></text:h>
      <text:p text:style-name="P5"><text:span text:style-name="Strong_20_Emphasis"><text:tab/></text:span><text:bookmark text:name="Configuration"/><text:a xlink:type="simple" xlink:href="http://developer.toradex.com/knowledge-base/build-u-boot-and-linux-kernel-from-source-code#Configuration" office:name="Configuration">Configuration</text:a></text:p>
      <text:p text:style-name="P5"><text:span text:style-name="Strong_20_Emphasis"><text:span text:style-name="T4"><text:tab/><text:tab/></text:span></text:span><text:span text:style-name="T4">Make <text:s/></text:span><text:span text:style-name="Emphasis"><text:span text:style-name="T4">colibri_vf_defconfig</text:span></text:span><text:span text:style-name="T4"> </text:span></text:p>
      <text:p text:style-name="P4"><text:tab/><text:bookmark text:name="Compilation"/><text:a xlink:type="simple" xlink:href="http://developer.toradex.com/knowledge-base/build-u-boot-and-linux-kernel-from-source-code#Compilation" office:name="Compilation">Compilation</text:a></text:p>
      <text:p text:style-name="P4"><text:tab/><text:tab/>make -j3 2&gt;&amp;1 | tee build.log</text:p>
      <text:p text:style-name="P4"><text:tab/><text:bookmark text:name="Update"/><text:a xlink:type="simple" xlink:href="http://developer.toradex.com/knowledge-base/build-u-boot-and-linux-kernel-from-source-code#Update" office:name="Update">Update</text:a></text:p>
      <text:p text:style-name="P4"><text:tab/><text:tab/><text:span text:style-name="T7">Replace the existing </text:span><text:span text:style-name="Emphasis"><text:span text:style-name="T7">u-boot.imx</text:span></text:span><text:span text:style-name="T7"> </text:span><text:span text:style-name="T8">to new compiled u-boot.imx.</text:span></text:p>
      <text:p text:style-name="P4">Boot the module to the U-Boot prompt and update U-Boot:</text:p>
      <text:p text:style-name="P4"><text:span text:style-name="T8"><text:tab/></text:span>run setupdate</text:p>
      <text:p text:style-name="P19"><text:tab/>run update_uboot</text:p>
      <text:p text:style-name="P4"/>
      <text:p text:style-name="P4"><text:soft-page-break/>To reset the environment to the updated default environment, enter the following from the command line of the updated U-Boot:</text:p>
      <text:p text:style-name="P4"><text:span text:style-name="T8"><text:tab/></text:span>env default -a</text:p>
      <text:p text:style-name="P19"><text:tab/>saveenv</text:p>
      <text:p text:style-name="P4"/>
      <text:h text:style-name="P12" text:outline-level="1"><text:bookmark text:name="Linux_Kernel"/><text:a xlink:type="simple" xlink:href="http://developer.toradex.com/knowledge-base/build-u-boot-and-linux-kernel-from-source-code#Linux_Kernel" office:name="Linux_Kernel">Linux Kernel</text:a></text:h>
      <text:p text:style-name="P6"><text:span text:style-name="T8"><text:tab/></text:span><text:bookmark text:name="Kernel_Configuration"/><text:a xlink:type="simple" xlink:href="http://developer.toradex.com/knowledge-base/build-u-boot-and-linux-kernel-from-source-code#Kernel_Configuration" office:name="Kernel_Configuration">Kernel Configuration</text:a></text:p>
      <text:p text:style-name="P6"><text:span text:style-name="T9"><text:s/><text:tab/><text:tab/>make </text:span>colibri_vf_defconfig</text:p>
      <text:p text:style-name="P4"><text:span text:style-name="T9"><text:tab/><text:tab/></text:span>make <text:span text:style-name="T11">menuconfig</text:span></text:p>
      <text:p text:style-name="P4"><text:tab/><text:bookmark text:name="Kernel_Compilation"/><text:a xlink:type="simple" xlink:href="http://developer.toradex.com/knowledge-base/build-u-boot-and-linux-kernel-from-source-code#Kernel_Compilation" office:name="Kernel_Compilation">Kernel Compilation</text:a></text:p>
      <text:p text:style-name="P4"><text:tab/><text:tab/>make -j3 zImage | tee build.log</text:p>
      <text:p text:style-name="P4"><text:tab/><text:tab/>make vf500-colibri-eval-v3.dtb</text:p>
      <text:p text:style-name="P4"><text:tab/><text:bookmark text:name="Kernel_Update"/><text:a xlink:type="simple" xlink:href="http://developer.toradex.com/knowledge-base/build-u-boot-and-linux-kernel-from-source-code#Kernel_Update" office:name="Kernel_Update">Kernel Update</text:a></text:p>
      <text:p text:style-name="P4"><text:tab/>cd ~/Colibri_VF_LinuxImageV2.3/rootfs/boot</text:p>
      <text:p text:style-name="Preformatted_20_Text"><text:tab/>cp ~/linux-toradex/arch/arm/boot/zImage ./zImage-custom</text:p>
      <text:p text:style-name="Preformatted_20_Text"><text:tab/>cp ~/linux-toradex/arch/arm/boot/dts/vf500-colibri-eval-v3.dtb ./vf500-custom.dtb<text:tab/></text:p>
      <text:p text:style-name="Preformatted_20_Text"><text:tab/>ln -fs /boot/zImage-custom zImage</text:p>
      <text:p text:style-name="Preformatted_20_Text"><text:tab/>ln -fs /boot/vf500-custom.dtb vf500-colibri-eval-v3.dtb</text:p>
      <text:p text:style-name="P18"><text:tab/>cd ../..</text:p>
      <text:p text:style-name="P18"><text:tab/></text:p>
      <text:p text:style-name="P4">Boot the module to the U-Boot prompt and update the whole root file system which contains the new kernel in its /boot folder:</text:p>
      <text:p text:style-name="Preformatted_20_Text"><text:tab/><text:tab/>run setupdate</text:p>
      <text:p text:style-name="P19"><text:tab/><text:tab/>run update_root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1:24:18.436335916</meta:creation-date>
    <meta:generator>LibreOffice/4.2.8.2$Linux_X86_64 LibreOffice_project/420m0$Build-2</meta:generator>
    <dc:date>2016-04-09T11:43:04.782487242</dc:date>
    <meta:editing-duration>PT17M32S</meta:editing-duration>
    <meta:editing-cycles>48</meta:editing-cycles>
    <meta:document-statistic meta:table-count="0" meta:image-count="0" meta:object-count="0" meta:page-count="2" meta:paragraph-count="49" meta:word-count="217" meta:character-count="1818" meta:non-whitespace-character-count="1585"/>
  </office:meta>
</office:document-meta>
</file>